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FreeMono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FreeMono" fo:font-size="16pt" fo:font-weight="bold" officeooo:rsid="000e9604" officeooo:paragraph-rsid="000e9604" style:font-size-asian="16pt" style:font-weight-asian="bold" style:font-size-complex="16pt" style:font-weight-complex="bold"/>
    </style:style>
    <style:style style:name="T1" style:family="text">
      <style:text-properties officeooo:rsid="000e50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of all express appreciation of being allowed to give a talk at this meetup.</text:p>
      <text:p text:style-name="P1"/>
      <text:p text:style-name="P1">Always found it fun and interesting and figured time for me to contribute back to the community.</text:p>
      <text:p text:style-name="P1"/>
      <text:p text:style-name="P1">-----</text:p>
      <text:p text:style-name="P1"/>
      <text:p text:style-name="P1">Was planning on live coding but <text:span text:style-name="T1">time slot</text:span> 20 min<text:span text:style-name="T1">ute</text:span>s.</text:p>
      <text:p text:style-name="P1"/>
      <text:p text:style-name="P1">Too complex and time-consuming.</text:p>
      <text:p text:style-name="P1"/>
      <text:p text:style-name="P1">Chose sheets and couple demos <text:span text:style-name="T1">in between.</text:span></text:p>
      <text:p text:style-name="P1"/>
      <text:p text:style-name="P1">The whole <text:span text:style-name="T1">corona virus</text:span> situation, losing job and all.</text:p>
      <text:p text:style-name="P1"/>
      <text:p text:style-name="P1">Gave me free time to explore yet another language.</text:p>
      <text:p text:style-name="P1"/>
      <text:p text:style-name="P1">Interested long time in Rust and could now dive deeper.</text:p>
      <text:p text:style-name="P1"/>
      <text:p text:style-name="P1">With background web-based platforms, seemed appropriate explore ways of enhancing node.</text:p>
      <text:p text:style-name="P1"/>
      <text:p text:style-name="P1">Also as it relates to IoT and latest developments there.</text:p>
      <text:p text:style-name="P1"/>
      <text:p text:style-name="P3">Be patient, I am not an expert!</text:p>
      <text:p text:style-name="P3"/>
      <text:p text:style-name="P1">-----</text:p>
      <text:p text:style-name="P1"/>
      <text:p text:style-name="P1">Contrived example for illustration purposes only.</text:p>
      <text:p text:style-name="P1"/>
      <text:p text:style-name="P1">External crate insulate you from being concerned about safe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2:39:36.188306193</meta:creation-date>
    <dc:date>2020-05-26T14:27:21.384655922</dc:date>
    <meta:editing-duration>PT2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26" meta:character-count="755" meta:non-whitespace-character-count="644"/>
  </office:meta>
</office:document-meta>
</file>